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2cm" fo:min-width="0.77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458cm" fo:min-width="0.27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1.7cm" svg:x="3.6cm" svg:y="6.4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7cm" svg:x="6.9cm" svg:y="9.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7cm" svg:x="9.2cm" svg:y="4.4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7cm" svg:x="12.9cm" svg:y="9.9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7cm" svg:x="4.2cm" svg:y="3.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4cm" svg:y1="6.4cm" svg:x2="5cm" svg:y2="5.1cm">
          <text:p text:style-name="P1">3</text:p>
        </draw:line>
        <draw:line draw:style-name="gr2" draw:text-style-name="P2" draw:layer="layout" svg:x1="5.5cm" svg:y1="5.1cm" svg:x2="7.8cm" svg:y2="10.1cm">
          <text:p text:style-name="P1">5</text:p>
        </draw:line>
        <draw:line draw:style-name="gr2" draw:text-style-name="P2" draw:layer="layout" svg:x1="5.3cm" svg:y1="7.6cm" svg:x2="9.5cm" svg:y2="5.4cm">
          <text:p text:style-name="P1">7</text:p>
        </draw:line>
        <draw:line draw:style-name="gr2" draw:text-style-name="P2" draw:layer="layout" svg:x1="10.1cm" svg:y1="6cm" svg:x2="13.4cm" svg:y2="10.1cm">
          <text:p text:style-name="P1">8</text:p>
        </draw:line>
        <draw:line draw:style-name="gr2" draw:text-style-name="P2" draw:layer="layout" svg:x1="8.7cm" svg:y1="10.7cm" svg:x2="12.9cm" svg:y2="10.7cm">
          <text:p text:style-name="P1">2</text:p>
        </draw:line>
        <draw:line draw:style-name="gr2" draw:text-style-name="P2" draw:layer="layout" svg:x1="5.6cm" svg:y1="4.7cm" svg:x2="13.2cm" svg:y2="10.5cm">
          <text:p text:style-name="P1">6</text:p>
        </draw:line>
        <draw:line draw:style-name="gr2" draw:text-style-name="P2" draw:layer="layout" svg:x1="8.3cm" svg:y1="10.1cm" svg:x2="9.5cm" svg:y2="5.8cm">
          <text:p text:style-name="P1">1</text:p>
        </draw:line>
        <draw:line draw:style-name="gr3" draw:text-style-name="P2" draw:layer="layout" svg:x1="11.9cm" svg:y1="15.4cm" svg:x2="3.4cm" svg:y2="15.3cm">
          <text:p/>
        </draw:line>
        <draw:line draw:style-name="gr3" draw:text-style-name="P2" draw:layer="layout" svg:x1="3.3cm" svg:y1="17.1cm" svg:x2="12.1cm" svg:y2="17.2cm">
          <text:p/>
        </draw:line>
        <draw:line draw:style-name="gr3" draw:text-style-name="P2" draw:layer="layout" svg:x1="3.4cm" svg:y1="15.3cm" svg:x2="3.4cm" svg:y2="17.3cm">
          <text:p/>
        </draw:line>
        <draw:custom-shape draw:style-name="gr4" draw:text-style-name="P1" draw:layer="layout" svg:width="1.1cm" svg:height="1cm" svg:x="3.9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1cm" svg:height="1cm" svg:x="5.7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1cm" svg:height="1cm" svg:x="7.5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6cm" svg:y1="18.4cm" svg:x2="13.1cm" svg:y2="18.5cm">
          <text:p/>
        </draw:line>
        <draw:line draw:style-name="gr3" draw:text-style-name="P2" draw:layer="layout" svg:x1="3.7cm" svg:y1="20.3cm" svg:x2="13.2cm" svg:y2="20.4cm">
          <text:p/>
        </draw:line>
        <draw:custom-shape draw:style-name="gr4" draw:text-style-name="P1" draw:layer="layout" svg:width="1.1cm" svg:height="1cm" svg:x="3.8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1cm" svg:height="1cm" svg:x="8.5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1T20:34:15.270265164</meta:creation-date>
    <dc:date>2018-12-01T21:46:24.653427560</dc:date>
    <meta:editing-duration>PT30M8S</meta:editing-duration>
    <meta:editing-cycles>1</meta:editing-cycles>
    <meta:document-statistic meta:object-count="22"/>
    <meta:generator>LibreOffice/5.3.1.2$Linux_x86 LibreOffice_project/30m0$Build-2</meta:generator>
  </office:meta>
</office:document-meta>
</file>